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Heading_20_1">
      <style:text-properties officeooo:rsid="0004e91d" officeooo:paragraph-rsid="0004e91d"/>
    </style:style>
    <style:style style:name="T1" style:family="text">
      <style:text-properties officeooo:rsid="0004e91d"/>
    </style:style>
    <style:style style:name="T2" style:family="text">
      <style:text-properties officeooo:rsid="001084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Practical advantages of open source software</text:h>
      <text:p text:style-name="P1"><text:tab/><text:span text:style-name="T1">This document will be used for my section -Jon dsf</text:span></text:p>
      <text:p text:style-name="P1"><text:tab/><text:span text:style-name="T2">In his presentation on a free digital society, Stallman advocates for the widespread adoption of free software. Stallman maintains that a free society can only come about through the adoption of free software, stating that he launched the GNU operating system for the express purpose of freedom and not for technical innovation (2011, para 48) <text:s/>that <text:s text:c="2"/>the Open source software offers many practical benefits to those who choose seek software-based solu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20:59:23.929111226</meta:creation-date>
    <dc:date>2016-03-16T20:14:59.076984229</dc:date>
    <meta:editing-duration>PT36M10S</meta:editing-duration>
    <meta:editing-cycles>17</meta:editing-cycles>
    <meta:generator>LibreOffice/4.2.8.2$Linux_X86_64 LibreOffice_project/420m0$Build-2</meta:generator>
    <meta:document-statistic meta:table-count="0" meta:image-count="0" meta:object-count="0" meta:page-count="1" meta:paragraph-count="3" meta:word-count="88" meta:character-count="559" meta:non-whitespace-character-count="468"/>
  </office:meta>
</office:document-meta>
</file>